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>
        <style:tab-stops>
          <style:tab-stop style:position="6.152cm"/>
        </style:tab-stops>
      </style:paragraph-properties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 style:master-page-name="Standard">
      <style:paragraph-properties fo:text-align="justify" style:justify-single-word="false" style:page-number="auto">
        <style:tab-stops>
          <style:tab-stop style:position="6.152cm"/>
        </style:tab-stops>
      </style:paragraph-properties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55892501240739938" text:style-name="L1">
        <text:list-header>
          <text:p text:style-name="P8"/>
        </text:list-header>
        <text:list-item>
          <text:p text:style-name="P7">Visualizar ( nº departamento y nº de empleados) sólo los departamentos con más de 4 empleados, pero ordenar la salida en descendente por número de empleados.</text:p>
        </text:list-item>
        <text:list-item>
          <text:p text:style-name="P7">Partiendo de la tabla EMPLE, obtener la suma de salarios, el salario máximo y el salario mínimo por cada departamento (nº departamento).</text:p>
        </text:list-item>
        <text:list-item>
          <text:p text:style-name="P7">Calcular el número de empleados que realizan cada oficio por departamento. Los datos que se visualizan son: departamento, oficio y número de empleados.</text:p>
        </text:list-item>
        <text:list-item>
          <text:p text:style-name="P7">Visualizar el valor numérico que nos indique el número de empleados que hay en el departamento que más empleados hay.</text:p>
        </text:list-item>
        <text:list-item>
          <text:p text:style-name="P7">Mostrar los números de departamento y el salario medio para los departamentos cuyos salarios máximos sean mayores de 250000.</text:p>
        </text:list-item>
        <text:list-item>
          <text:p text:style-name="P7">Visualizar el salario medio <text:span text:style-name="T1">máximo</text:span> por <text:s/>departamento.</text:p>
        </text:list-item>
        <text:list-item>
          <text:p text:style-name="P7">Escribir una consulta para mostrar el número de personas con el mismo oficio.</text:p>
        </text:list-item>
        <text:list-item>
          <text:p text:style-name="P7">Mostrar el número de director y el salario del empleado peor pagado para ese director. Excluir los empleados de los que se desconozca el director. Excluir los grupos en los que el salario mínimo sea 200000 o menos. Ordenar el resultado por salario de forma descendente.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3-01-07T18:12:14</meta:creation-date>
    <meta:editing-cycles>12</meta:editing-cycles>
    <meta:editing-duration>PT2H1M11S</meta:editing-duration>
    <meta:initial-creator>B I-I</meta:initial-creator>
    <dc:date>2017-01-25T10:00:03</dc:date>
    <dc:creator>B. I-I </dc:creator>
    <meta:document-statistic meta:table-count="1" meta:image-count="1" meta:object-count="0" meta:page-count="1" meta:paragraph-count="12" meta:word-count="192" meta:character-count="1311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../../../AppData/Plantilla_ejercicios_examenes_BD.ott" meta:date="2013-01-07T18:12:13.70"/>
  </office:meta>
</office:document-meta>
</file>